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fo:min-height="2.25cm" fo:min-width="18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pacity="0%" draw:textarea-horizontal-align="justify" draw:textarea-vertical-align="middle" draw:auto-grow-height="false" fo:min-height="1.15cm" fo:min-width="9.7cm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0.65cm" fo:min-width="8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0.25cm" fo:min-width="1.7cm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1.15cm" fo:min-width="2cm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22.25cm" fo:min-width="18.5cm"/>
    </style:style>
    <style:style style:name="gr9" style:family="graphic" style:parent-style-name="standard">
      <style:graphic-properties draw:opacity="0%" draw:textarea-horizontal-align="justify" draw:textarea-vertical-align="middle" draw:auto-grow-height="false" fo:min-height="6.65cm" fo:min-width="18.5cm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15.35cm" fo:min-width="18.5cm"/>
    </style:style>
    <style:style style:name="gr11" style:family="graphic" style:parent-style-name="standard">
      <style:graphic-properties draw:opacity="0%" draw:textarea-horizontal-align="justify" draw:textarea-vertical-align="middle" draw:auto-grow-height="false" fo:min-height="5.15cm" fo:min-width="3.8cm"/>
    </style:style>
    <style:style style:name="gr12" style:family="graphic" style:parent-style-name="standard">
      <style:graphic-properties draw:opacity="0%" draw:textarea-horizontal-align="justify" draw:textarea-vertical-align="middle" draw:auto-grow-height="false" fo:min-height="2.35cm" fo:min-width="3.8cm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1.05cm" fo:min-width="2.8cm"/>
    </style:style>
    <style:style style:name="gr14" style:family="graphic" style:parent-style-name="standard">
      <style:graphic-properties draw:opacity="0%" draw:textarea-horizontal-align="justify" draw:textarea-vertical-align="middle" draw:auto-grow-height="false" fo:min-height="2.45cm" fo:min-width="18.5cm"/>
    </style:style>
    <style:style style:name="gr15" style:family="graphic" style:parent-style-name="standard">
      <style:graphic-properties draw:opacity="0%" draw:textarea-horizontal-align="justify" draw:textarea-vertical-align="middle" draw:auto-grow-height="false" fo:min-height="0.75cm" fo:min-width="1.2cm"/>
    </style:style>
    <style:style style:name="gr16" style:family="graphic" style:parent-style-name="standard">
      <style:graphic-properties draw:opacity="0%" draw:textarea-horizontal-align="justify" draw:textarea-vertical-align="middle" draw:auto-grow-height="false" fo:min-height="0.75cm" fo:min-width="4cm"/>
    </style:style>
    <style:style style:name="gr17" style:family="graphic" style:parent-style-name="standard">
      <style:graphic-properties draw:opacity="0%" draw:textarea-horizontal-align="justify" draw:textarea-vertical-align="middle" draw:auto-grow-height="false" fo:min-height="1.15cm" fo:min-width="14cm"/>
    </style:style>
    <style:style style:name="gr18" style:family="graphic" style:parent-style-name="standard">
      <style:graphic-properties draw:opacity="0%" draw:textarea-horizontal-align="justify" draw:textarea-vertical-align="middle" draw:auto-grow-height="false" fo:min-height="5.15cm" fo:min-width="11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289cm"/>
    </style:style>
    <style:style style:name="gr20" style:family="graphic" style:parent-style-name="standard">
      <style:graphic-properties draw:opacity="0%" draw:textarea-horizontal-align="justify" draw:textarea-vertical-align="middle" draw:auto-grow-height="false" fo:min-height="2.35cm" fo:min-width="11.1cm"/>
    </style:style>
    <style:style style:name="gr21" style:family="graphic" style:parent-style-name="standard">
      <style:graphic-properties draw:opacity="0%" draw:textarea-horizontal-align="justify" draw:textarea-vertical-align="middle" draw:auto-grow-height="false" fo:min-height="1.05cm" fo:min-width="8.403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2.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471cm" svg:height="0.962cm" svg:x="17.229cm" svg:y="1.138cm">
          <draw:text-box>
            <text:p>header</text:p>
          </draw:text-box>
        </draw:frame>
        <draw:custom-shape draw:style-name="gr3" draw:text-style-name="P1" draw:layer="layout" svg:width="10.2cm" svg:height="1.4cm" svg:x="5.2cm" svg:y="1.5cm">
          <text:p text:style-name="P3">Nav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0.9cm" svg:x="6cm" svg:y="1.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099cm" svg:height="1.673cm" svg:x="13.8cm" svg:y="1.9cm">
          <draw:text-box>
            <text:p>Ul</text:p>
            <text:p/>
          </draw:text-box>
        </draw:frame>
        <draw:custom-shape draw:style-name="gr6" draw:text-style-name="P1" draw:layer="layout" svg:width="2.2cm" svg:height="0.5cm" svg:x="6.2cm" svg:y="2cm">
          <text:p text:style-name="P3">li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cm" svg:height="0.5cm" svg:x="8.8cm" svg:y="2cm">
          <text:p text:style-name="P3">li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cm" svg:height="1.4cm" svg:x="1.9cm" svg:y="1.5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9cm" svg:height="22.5cm" svg:x="1cm" svg:y="3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6cm" svg:height="0.962cm" svg:x="18.6cm" svg:y="3.5cm">
          <draw:text-box>
            <text:p>DIV</text:p>
          </draw:text-box>
        </draw:frame>
        <draw:custom-shape draw:style-name="gr9" draw:text-style-name="P1" draw:layer="layout" svg:width="19cm" svg:height="6.9cm" svg:x="1cm" svg:y="3.5cm">
          <text:p text:style-name="P3">Div =&gt; background 50vh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15.6cm" svg:x="1cm" svg:y="10.4cm">
          <text:p text:style-name="P3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09cm" svg:height="0.962cm" svg:x="7.1cm" svg:y="10.138cm">
          <draw:text-box>
            <text:p>section</text:p>
          </draw:text-box>
        </draw:frame>
        <draw:custom-shape draw:style-name="gr11" draw:text-style-name="P1" draw:layer="layout" svg:width="4.3cm" svg:height="5.4cm" svg:x="1.8cm" svg:y="12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63cm" svg:height="0.962cm" svg:x="2.5cm" svg:y="12.2cm">
          <draw:text-box>
            <text:p>Article</text:p>
          </draw:text-box>
        </draw:frame>
        <draw:custom-shape draw:style-name="gr12" draw:text-style-name="P1" draw:layer="layout" svg:width="4.3cm" svg:height="2.6cm" svg:x="1.8cm" svg:y="12.7cm">
          <text:p text:style-name="P3">Figure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3cm" svg:height="1.3cm" svg:x="2.3cm" svg:y="13.7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3cm" svg:height="5.4cm" svg:x="7.8cm" svg:y="12.7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63cm" svg:height="0.962cm" svg:x="8.5cm" svg:y="12.201cm">
          <draw:text-box>
            <text:p>Article</text:p>
          </draw:text-box>
        </draw:frame>
        <draw:custom-shape draw:style-name="gr12" draw:text-style-name="P1" draw:layer="layout" svg:width="4.3cm" svg:height="2.6cm" svg:x="7.8cm" svg:y="12.701cm">
          <text:p text:style-name="P3">Figure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3cm" svg:height="1.3cm" svg:x="8.3cm" svg:y="13.701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3cm" svg:height="5.4cm" svg:x="13.6cm" svg:y="12.7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63cm" svg:height="0.962cm" svg:x="14.3cm" svg:y="12.201cm">
          <draw:text-box>
            <text:p>Article</text:p>
          </draw:text-box>
        </draw:frame>
        <draw:custom-shape draw:style-name="gr12" draw:text-style-name="P1" draw:layer="layout" svg:width="4.3cm" svg:height="2.6cm" svg:x="13.6cm" svg:y="12.701cm">
          <text:p text:style-name="P3">Figure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3cm" svg:height="1.3cm" svg:x="14.1cm" svg:y="13.701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9cm" svg:height="2.7cm" svg:x="1cm" svg:y="2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0.962cm" svg:x="18cm" svg:y="26.5cm">
          <draw:text-box>
            <text:p>footer</text:p>
          </draw:text-box>
        </draw:frame>
        <draw:custom-shape draw:style-name="gr15" draw:text-style-name="P1" draw:layer="layout" svg:width="1.7cm" svg:height="1cm" svg:x="4.1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1cm" svg:x="7.1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1cm" svg:x="10.4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1cm" svg:x="13.4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5cm" svg:height="1cm" svg:x="15.3cm" svg:y="27.5cm">
          <text:p text:style-name="P3">dat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4.5cm" svg:height="1.4cm" svg:x="3.5cm" svg:y="11cm">
          <text:p text:style-name="P3">asid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19cm" svg:height="2.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471cm" svg:height="0.962cm" svg:x="17.229cm" svg:y="1.138cm">
          <draw:text-box>
            <text:p>header</text:p>
          </draw:text-box>
        </draw:frame>
        <draw:custom-shape draw:style-name="gr3" draw:text-style-name="P1" draw:layer="layout" svg:width="10.2cm" svg:height="1.4cm" svg:x="5.2cm" svg:y="1.5cm">
          <text:p text:style-name="P3">Nav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0.9cm" svg:x="6cm" svg:y="1.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099cm" svg:height="1.673cm" svg:x="13.8cm" svg:y="1.9cm">
          <draw:text-box>
            <text:p>Ul</text:p>
            <text:p/>
          </draw:text-box>
        </draw:frame>
        <draw:custom-shape draw:style-name="gr6" draw:text-style-name="P1" draw:layer="layout" svg:width="2.2cm" svg:height="0.5cm" svg:x="6.2cm" svg:y="2cm">
          <text:p text:style-name="P3">li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cm" svg:height="0.5cm" svg:x="8.8cm" svg:y="2cm">
          <text:p text:style-name="P3">li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cm" svg:height="1.4cm" svg:x="1.9cm" svg:y="1.5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9cm" svg:height="22.5cm" svg:x="1cm" svg:y="3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6cm" svg:height="0.962cm" svg:x="18.6cm" svg:y="3.5cm">
          <draw:text-box>
            <text:p>DIV</text:p>
          </draw:text-box>
        </draw:frame>
        <draw:custom-shape draw:style-name="gr9" draw:text-style-name="P1" draw:layer="layout" svg:width="19cm" svg:height="6.9cm" svg:x="1cm" svg:y="3.5cm">
          <text:p text:style-name="P3">Div =&gt; background 50vh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15.6cm" svg:x="1cm" svg:y="1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09cm" svg:height="0.962cm" svg:x="7.1cm" svg:y="10.338cm">
          <draw:text-box>
            <text:p>section</text:p>
          </draw:text-box>
        </draw:frame>
        <draw:custom-shape draw:style-name="gr11" draw:text-style-name="P1" draw:layer="layout" svg:width="4.3cm" svg:height="5.4cm" svg:x="4.8cm" svg:y="12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63cm" svg:height="0.962cm" svg:x="4.9cm" svg:y="12.2cm">
          <draw:text-box>
            <text:p>Article</text:p>
          </draw:text-box>
        </draw:frame>
        <draw:custom-shape draw:style-name="gr12" draw:text-style-name="P1" draw:layer="layout" svg:width="4.3cm" svg:height="2.6cm" svg:x="4.8cm" svg:y="12.7cm">
          <text:p text:style-name="P3">Figure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3cm" svg:height="1.3cm" svg:x="5.3cm" svg:y="13.7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3cm" svg:height="5.4cm" svg:x="13.1cm" svg:y="12.7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63cm" svg:height="0.962cm" svg:x="13.8cm" svg:y="12.201cm">
          <draw:text-box>
            <text:p>Article</text:p>
          </draw:text-box>
        </draw:frame>
        <draw:custom-shape draw:style-name="gr12" draw:text-style-name="P1" draw:layer="layout" svg:width="4.3cm" svg:height="2.6cm" svg:x="13.1cm" svg:y="12.701cm">
          <text:p text:style-name="P3">Figure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3cm" svg:height="1.3cm" svg:x="13.6cm" svg:y="13.701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9cm" svg:height="2.7cm" svg:x="1cm" svg:y="2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0.962cm" svg:x="18cm" svg:y="26.5cm">
          <draw:text-box>
            <text:p>footer</text:p>
          </draw:text-box>
        </draw:frame>
        <draw:custom-shape draw:style-name="gr15" draw:text-style-name="P1" draw:layer="layout" svg:width="1.7cm" svg:height="1cm" svg:x="4.1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1cm" svg:x="7.1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1cm" svg:x="10.4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1cm" svg:x="13.4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5cm" svg:height="1cm" svg:x="15.3cm" svg:y="27.5cm">
          <text:p text:style-name="P3">dat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4.5cm" svg:height="1.4cm" svg:x="3.5cm" svg:y="11.3cm">
          <text:p text:style-name="P3">aside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1" draw:layer="layout" svg:width="19cm" svg:height="2.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471cm" svg:height="0.962cm" svg:x="17.229cm" svg:y="1.138cm">
          <draw:text-box>
            <text:p>header</text:p>
          </draw:text-box>
        </draw:frame>
        <draw:custom-shape draw:style-name="gr3" draw:text-style-name="P1" draw:layer="layout" svg:width="10.2cm" svg:height="1.4cm" svg:x="5.2cm" svg:y="1.5cm">
          <text:p text:style-name="P3">Nav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0.9cm" svg:x="6cm" svg:y="1.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099cm" svg:height="1.673cm" svg:x="13.8cm" svg:y="1.9cm">
          <draw:text-box>
            <text:p>Ul</text:p>
            <text:p/>
          </draw:text-box>
        </draw:frame>
        <draw:custom-shape draw:style-name="gr6" draw:text-style-name="P1" draw:layer="layout" svg:width="2.2cm" svg:height="0.5cm" svg:x="6.2cm" svg:y="2cm">
          <text:p text:style-name="P3">li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cm" svg:height="0.5cm" svg:x="8.8cm" svg:y="2cm">
          <text:p text:style-name="P3">li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cm" svg:height="1.4cm" svg:x="1.9cm" svg:y="1.5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9cm" svg:height="22.5cm" svg:x="1cm" svg:y="3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6cm" svg:height="0.962cm" svg:x="18.6cm" svg:y="3.5cm">
          <draw:text-box>
            <text:p>DIV</text:p>
          </draw:text-box>
        </draw:frame>
        <draw:custom-shape draw:style-name="gr9" draw:text-style-name="P1" draw:layer="layout" svg:width="19cm" svg:height="6.9cm" svg:x="1cm" svg:y="3.5cm">
          <text:p text:style-name="P3">Div =&gt; background 50vh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15.6cm" svg:x="1cm" svg:y="1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09cm" svg:height="0.962cm" svg:x="7.1cm" svg:y="10.5cm">
          <draw:text-box>
            <text:p>section</text:p>
          </draw:text-box>
        </draw:frame>
        <draw:custom-shape draw:style-name="gr18" draw:text-style-name="P1" draw:layer="layout" svg:width="11.6cm" svg:height="5.4cm" svg:x="4.2cm" svg:y="14.2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6.105cm" svg:height="0.962cm" svg:x="6.088cm" svg:y="13.7cm">
          <draw:text-box>
            <text:p>Article</text:p>
          </draw:text-box>
        </draw:frame>
        <draw:custom-shape draw:style-name="gr20" draw:text-style-name="P1" draw:layer="layout" svg:width="11.6cm" svg:height="2.6cm" svg:x="4.2cm" svg:y="14.2cm">
          <text:p text:style-name="P3">Figure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8.903cm" svg:height="1.3cm" svg:x="5.549cm" svg:y="15.2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9cm" svg:height="2.7cm" svg:x="1cm" svg:y="2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0.962cm" svg:x="18cm" svg:y="26.5cm">
          <draw:text-box>
            <text:p>footer</text:p>
          </draw:text-box>
        </draw:frame>
        <draw:custom-shape draw:style-name="gr15" draw:text-style-name="P1" draw:layer="layout" svg:width="1.7cm" svg:height="1cm" svg:x="4.1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1cm" svg:x="7.1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1cm" svg:x="10.4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1cm" svg:x="13.4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5cm" svg:height="1cm" svg:x="15.3cm" svg:y="27.5cm">
          <text:p text:style-name="P3">dat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4.5cm" svg:height="1.4cm" svg:x="3.5cm" svg:y="11.3cm">
          <text:p text:style-name="P3">asid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0:48:24.264090795</meta:creation-date>
    <dc:date>2017-06-19T10:58:38.557907876</dc:date>
    <meta:editing-duration>PT4S</meta:editing-duration>
    <meta:editing-cycles>1</meta:editing-cycles>
    <meta:generator>LibreOffice/5.1.6.2$Linux_X86_64 LibreOffice_project/10m0$Build-2</meta:generator>
    <meta:document-statistic meta:object-count="87"/>
  </office:meta>
</office:document-meta>
</file>